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style:font-weight-asian="normal"/>
    </style:style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3">
          <table:table-cell office:value-type="string">
            <text:p>Tuntikirjanpito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päivä</text:p>
          </table:table-cell>
          <table:table-cell table:style-name="ce5" office:value-type="string">
            <text:p>aloitin</text:p>
          </table:table-cell>
          <table:table-cell table:style-name="ce5" office:value-type="string">
            <text:p>lopetin</text:p>
          </table:table-cell>
          <table:table-cell table:style-name="ce6" office:value-type="string">
            <text:p>tunteja</text:p>
          </table:table-cell>
          <table:table-cell table:style-name="ce6" office:value-type="string">
            <text:p>Mitä tein</text:p>
          </table:table-cell>
          <table:table-cell table:style-name="ce6" table:number-columns-repeated="1019"/>
        </table:table-row>
        <table:table-row table:style-name="ro4">
          <table:table-cell table:style-name="ce2" office:value-type="date" office:date-value="2014-01-15">
            <text:p>15.01.14</text:p>
          </table:table-cell>
          <table:table-cell office:value-type="float" office:value="13">
            <text:p>13,00</text:p>
          </table:table-cell>
          <table:table-cell office:value-type="float" office:value="16">
            <text:p>16,00</text:p>
          </table:table-cell>
          <table:table-cell table:formula="of:= [.C3]-[.B3]" office:value-type="float" office:value="3">
            <text:p>3</text:p>
          </table:table-cell>
          <table:table-cell office:value-type="string">
            <text:p>Gitin käyttöönotto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4-01-16">
            <text:p>16.01.14</text:p>
          </table:table-cell>
          <table:table-cell table:number-columns-repeated="2"/>
          <table:table-cell table:formula="of:= [.C4]-[.B4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5]-[.B5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6]-[.B6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7]-[.B7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8]-[.B8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9]-[.B9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0]-[.B10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1]-[.B11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2]-[.B12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3]-[.B13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4]-[.B14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5]-[.B15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6]-[.B16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7]-[.B17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8]-[.B18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19]-[.B19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0]-[.B20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1]-[.B21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2]-[.B22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3]-[.B23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4]-[.B24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5]-[.B25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6]-[.B26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7]-[.B27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8]-[.B28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29]-[.B29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0]-[.B30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1]-[.B31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2]-[.B32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3]-[.B33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4]-[.B34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5]-[.B35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6]-[.B36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7]-[.B37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8]-[.B38]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number-columns-repeated="2"/>
          <table:table-cell table:formula="of:= [.C39]-[.B39]" office:value-type="float" office:value="0">
            <text:p>0</text:p>
          </table:table-cell>
          <table:table-cell table:number-columns-repeated="1020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iemi M</meta:initial-creator>
    <meta:creation-date>2014-01-15T15:40:14</meta:creation-date>
    <dc:date>2014-01-15T15:48:49</dc:date>
    <dc:creator>Jokiniemi M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20" meta:object-count="0"/>
  </office:meta>
</office:document-meta>
</file>